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2" svg:font-family="'Open Sans', sans-serif"/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var font2" svg:font-family="'var font2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054cm" style:rel-column-width="19466*"/>
    </style:style>
    <style:style style:name="Tabelle1.B" style:family="table-column">
      <style:table-column-properties style:column-width="11.959cm" style:rel-column-width="46069*"/>
    </style:style>
    <style:style style:name="Tabelle1.A1" style:family="table-cell">
      <style:table-cell-properties style:vertical-align="middle" fo:padding="0.097cm" fo:border="none"/>
    </style:style>
    <style:style style:name="Tabelle1.B1" style:family="table-cell">
      <style:table-cell-properties fo:padding="0.097cm" fo:border="none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5.054cm" style:rel-column-width="19466*"/>
    </style:style>
    <style:style style:name="Tabelle2.B" style:family="table-column">
      <style:table-column-properties style:column-width="11.959cm" style:rel-column-width="46069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P1" style:family="paragraph" style:parent-style-name="Standard">
      <style:text-properties style:font-name="Open Sans1"/>
    </style:style>
    <style:style style:name="P2" style:family="paragraph" style:parent-style-name="Table_20_Contents">
      <style:text-properties style:font-name="Open Sans1"/>
    </style:style>
    <style:style style:name="P3" style:family="paragraph" style:parent-style-name="Standard">
      <style:paragraph-properties fo:margin-top="0cm" fo:margin-bottom="0.199cm"/>
      <style:text-properties style:font-name="Open Sans1"/>
    </style:style>
    <style:style style:name="P4" style:family="paragraph" style:parent-style-name="Table_20_Contents">
      <style:text-properties style:font-name="Open Sans1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text-properties style:font-name="Open Sans1"/>
    </style:style>
    <style:style style:name="P7" style:family="paragraph" style:parent-style-name="Standard">
      <style:text-properties style:font-name="Open Sans1" fo:font-size="10pt" style:font-size-asian="10pt" style:font-size-complex="10pt"/>
    </style:style>
    <style:style style:name="P8" style:family="paragraph" style:parent-style-name="Standard">
      <style:text-properties style:font-name="Open Sans1" fo:font-size="11pt" style:font-size-asian="11pt" style:font-size-complex="11pt"/>
    </style:style>
    <style:style style:name="P9" style:family="paragraph" style:parent-style-name="Standard">
      <style:text-properties style:font-name="Open Sans1" fo:font-size="11pt" fo:font-style="italic" style:font-size-asian="11pt" style:font-style-asian="italic" style:font-size-complex="11pt" style:font-style-complex="italic"/>
    </style:style>
    <style:style style:name="P10" style:family="paragraph" style:parent-style-name="Standard">
      <style:text-properties fo:color="#808080" style:font-name="Open Sans1" fo:font-style="normal" style:font-style-asian="normal" style:font-style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cm" fo:margin-bottom="0.051cm"/>
      <style:text-properties style:font-name="Open Sans1" fo:font-size="10pt" style:font-size-asian="10pt" style:font-size-complex="10pt"/>
    </style:style>
    <style:style style:name="P14" style:family="paragraph" style:parent-style-name="Footer">
      <style:paragraph-properties fo:text-align="end" style:justify-single-word="false"/>
      <style:text-properties style:font-name="Open Sans1" fo:font-size="9pt" style:font-size-asian="9pt" style:font-size-complex="9pt"/>
    </style:style>
    <style:style style:name="P1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font-name="Open Sans" fo:font-size="12pt" fo:font-style="normal" style:text-underline-style="none" fo:font-weight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Open Sans1" fo:font-size="10pt" style:font-size-asian="10pt" style:font-size-complex="10pt"/>
    </style:style>
    <style:style style:name="T3" style:family="text">
      <style:text-properties style:use-window-font-color="true" style:font-name="Open Sans1"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 style:data-style-name="C8036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 style:data-style-name="C8001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 style:data-style-name="C8076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number-style style:name="C8001" number:language="de" number:country="DE">
      <number:number number:decimal-places="0" number:min-integer-digits="1"/>
    </number:number-style>
    <number:date-style style:name="C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C8076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text form:name="Vor und Nachname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2" form:id="control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aße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usnummer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Hausnummer"/>
              <form:property form:property-name="ObjIDinMSO" office:value-type="float" office:value=""/>
            </form:properties>
          </form:text>
          <form:text form:name="Wohnort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" form:control-implementation="ooo:com.sun.star.form.component.FormattedField" xml:id="control6" form:id="control6" form:tab-index="2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ostleitzahl" form:control-implementation="ooo:com.sun.star.form.component.FormattedField" xml:id="control7" form:id="control7" form:tab-index="5" form:max-length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elefon" form:control-implementation="ooo:com.sun.star.form.component.Formatted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Mitgliedschaft" form:control-implementation="ooo:com.sun.star.form.component.RadioButton" xml:id="control9" form:id="control9" form:label="Einzel 90 €" form:current-selected="true" form:selected="true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itgliedschaft" form:control-implementation="ooo:com.sun.star.form.component.RadioButton" xml:id="control10" form:id="control10" form:label="Familie 135 €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itgliedschaft" form:control-implementation="ooo:com.sun.star.form.component.RadioButton" xml:id="control11" form:id="control11" form:label="Passiv 25 €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bteilung" form:control-implementation="ooo:com.sun.star.form.component.RadioButton" xml:id="control12" form:id="control12" form:label="Volleyball" form:current-selected="true" form:selected="true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Abteilung" form:control-implementation="ooo:com.sun.star.form.component.RadioButton" xml:id="control13" form:id="control13" form:label="Badminton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Vor und Nachname2" form:control-implementation="ooo:com.sun.star.form.component.TextField" xml:id="control14" form:id="control14" form:tab-stop="false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2" form:control-implementation="ooo:com.sun.star.form.component.FormattedField" xml:id="control15" form:id="control15" form:tab-stop="false" form:tab-index="15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Vor und Nachname3" form:control-implementation="ooo:com.sun.star.form.component.TextField" xml:id="control16" form:id="control16" form:tab-stop="false" form:tab-index="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3" form:control-implementation="ooo:com.sun.star.form.component.FormattedField" xml:id="control17" form:id="control17" form:tab-stop="false" form:tab-index="17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Vor und Nachname4" form:control-implementation="ooo:com.sun.star.form.component.TextField" xml:id="control18" form:id="control18" form:tab-stop="false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4" form:control-implementation="ooo:com.sun.star.form.component.FormattedField" xml:id="control19" form:id="control19" form:tab-stop="false" form:tab-index="19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Vor und Nachname5" form:control-implementation="ooo:com.sun.star.form.component.TextField" xml:id="control20" form:id="control20" form:tab-stop="false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5" form:control-implementation="ooo:com.sun.star.form.component.FormattedField" xml:id="control21" form:id="control21" form:tab-stop="false" form:tab-index="21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Name Kontoinhaber" form:control-implementation="ooo:com.sun.star.form.component.TextField" xml:id="control22" form:id="control22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IBAN" form:control-implementation="ooo:com.sun.star.form.component.FormattedField" xml:id="control23" form:id="control23" form:tab-index="23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3.767cm" svg:y="0.069cm" svg:width="7.183cm" svg:height="4.461cm" draw:z-index="0">
        <draw:image xlink:href="https://vcmuellheim.de/img/vcm-banner.png" xlink:type="simple" xlink:show="embed" xlink:actuate="onLoad"/>
      </draw:frame>
      <text:h text:style-name="Heading_20_1" text:outline-level="1">Anmeldung zur Vereinsmitgliedschaft</text:h>
      <text:p text:style-name="P1">Hiermit beantrage ich die Mitgliedschaft im<text:line-break/>Volleyballclub Müllheim e.V..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Vor- und Nachname</text:p>
          </table:table-cell>
          <table:table-cell table:style-name="Tabelle1.B1" office:value-type="string">
            <text:p text:style-name="P2"><draw:control text:anchor-type="as-char" draw:z-index="1" draw:style-name="gr1" draw:text-style-name="P15" svg:width="11cm" svg:height="1.001cm" draw:control="control1"/></text:p>
          </table:table-cell>
        </table:table-row>
        <table:table-row>
          <table:table-cell table:style-name="Tabelle1.A1" office:value-type="string">
            <text:p text:style-name="P2">Geburtsdatum</text:p>
          </table:table-cell>
          <table:table-cell table:style-name="Tabelle1.B1" office:value-type="string">
            <text:p text:style-name="P1"><draw:control text:anchor-type="as-char" draw:z-index="6" draw:style-name="gr2" draw:text-style-name="P15" svg:width="11cm" svg:height="1.001cm" draw:control="control6"/></text:p>
          </table:table-cell>
        </table:table-row>
        <table:table-row>
          <table:table-cell table:style-name="Tabelle1.A1" office:value-type="string">
            <text:p text:style-name="P2">Straße, Hausnummer</text:p>
          </table:table-cell>
          <table:table-cell table:style-name="Tabelle1.B1" office:value-type="string">
            <text:p text:style-name="P1"><draw:control text:anchor-type="as-char" draw:z-index="3" draw:style-name="gr1" draw:text-style-name="P15" svg:width="8cm" svg:height="1.001cm" draw:control="control3"/> <text:s/><draw:control text:anchor-type="as-char" draw:z-index="4" draw:style-name="gr1" draw:text-style-name="P15" svg:width="2.8cm" svg:height="1.001cm" draw:control="control4"/></text:p>
          </table:table-cell>
        </table:table-row>
        <table:table-row>
          <table:table-cell table:style-name="Tabelle1.A1" office:value-type="string">
            <text:p text:style-name="P2">Postleitzahl, Wohnort</text:p>
          </table:table-cell>
          <table:table-cell table:style-name="Tabelle1.B1" office:value-type="string">
            <text:p text:style-name="P1"><draw:control text:anchor-type="as-char" draw:z-index="7" draw:style-name="gr3" draw:text-style-name="P15" svg:width="2.8cm" svg:height="1.001cm" draw:control="control7"/> <text:s/><draw:control text:anchor-type="as-char" draw:z-index="5" draw:style-name="gr1" draw:text-style-name="P15" svg:width="8cm" svg:height="1.001cm" draw:control="control5"/></text:p>
          </table:table-cell>
        </table:table-row>
        <table:table-row>
          <table:table-cell table:style-name="Tabelle1.A1" office:value-type="string">
            <text:p text:style-name="P2">Telefon</text:p>
          </table:table-cell>
          <table:table-cell table:style-name="Tabelle1.B1" office:value-type="string">
            <text:p text:style-name="P1"><draw:control text:anchor-type="as-char" draw:z-index="8" draw:style-name="gr3" draw:text-style-name="P15" svg:width="11cm" svg:height="1.001cm" draw:control="control8"/></text:p>
          </table:table-cell>
        </table:table-row>
        <table:table-row>
          <table:table-cell table:style-name="Tabelle1.A1" office:value-type="string">
            <text:p text:style-name="P2">Email</text:p>
          </table:table-cell>
          <table:table-cell table:style-name="Tabelle1.B1" office:value-type="string">
            <text:p text:style-name="P1"><draw:control text:anchor-type="as-char" draw:z-index="2" draw:style-name="gr1" draw:text-style-name="P15" svg:width="11cm" svg:height="1.001cm" draw:control="control2"/></text:p>
          </table:table-cell>
        </table:table-row>
      </table:table>
      <text:p text:style-name="P1"/>
      <text:h text:style-name="Heading_20_2" text:outline-level="2">Mitgliedschaft</text:h>
      <text:p text:style-name="P1">Jahresbeitrag:<text:tab/><draw:control text:anchor-type="as-char" draw:z-index="9" draw:style-name="gr4" draw:text-style-name="P16" svg:width="4.001cm" svg:height="1.001cm" draw:control="control9"/><draw:control text:anchor-type="as-char" draw:z-index="10" draw:style-name="gr4" draw:text-style-name="P16" svg:width="4.001cm" svg:height="1.001cm" draw:control="control10"/><draw:control text:anchor-type="as-char" draw:z-index="11" draw:style-name="gr4" draw:text-style-name="P16" svg:width="4.001cm" svg:height="1.001cm" draw:control="control11"/></text:p>
      <text:p text:style-name="P1">Abteilung:<text:tab/><text:tab/><draw:control text:anchor-type="as-char" draw:z-index="12" draw:style-name="gr4" draw:text-style-name="P16" svg:width="4.001cm" svg:height="1.001cm" draw:control="control12"/><draw:control text:anchor-type="as-char" draw:z-index="13" draw:style-name="gr4" draw:text-style-name="P16" svg:width="4.001cm" svg:height="1.001cm" draw:control="control13"/></text:p>
      <text:p text:style-name="P1"/>
      <text:p text:style-name="P3">Folgende Familienmitglieder sollen mit aufgenommen werden:</text:p>
      <text:p text:style-name="P13">Vor- und Nachname<text:tab/><text:tab/><text:tab/><text:tab/><text:tab/><text:tab/><text:tab/>Geburtsdatum</text:p>
      <text:p text:style-name="P1"><draw:control text:anchor-type="as-char" draw:z-index="14" draw:style-name="gr1" draw:text-style-name="P15" svg:width="11cm" svg:height="1.001cm" draw:control="control14"/><text:tab/><draw:control text:anchor-type="as-char" draw:z-index="15" draw:style-name="gr5" draw:text-style-name="P15" svg:width="4.001cm" svg:height="0.992cm" draw:control="control15"/></text:p>
      <text:p text:style-name="P1"><draw:control text:anchor-type="as-char" draw:z-index="16" draw:style-name="gr1" draw:text-style-name="P15" svg:width="11cm" svg:height="1.001cm" draw:control="control16"/><text:tab/><draw:control text:anchor-type="as-char" draw:z-index="17" draw:style-name="gr5" draw:text-style-name="P15" svg:width="4.001cm" svg:height="0.992cm" draw:control="control17"/></text:p>
      <text:p text:style-name="P1"><draw:control text:anchor-type="as-char" draw:z-index="18" draw:style-name="gr1" draw:text-style-name="P15" svg:width="11cm" svg:height="1.001cm" draw:control="control18"/><text:tab/><draw:control text:anchor-type="as-char" draw:z-index="19" draw:style-name="gr5" draw:text-style-name="P15" svg:width="4.001cm" svg:height="0.992cm" draw:control="control19"/></text:p>
      <text:p text:style-name="P1"><draw:control text:anchor-type="as-char" draw:z-index="20" draw:style-name="gr1" draw:text-style-name="P15" svg:width="11cm" svg:height="1.001cm" draw:control="control20"/><text:tab/><draw:control text:anchor-type="as-char" draw:z-index="21" draw:style-name="gr5" draw:text-style-name="P15" svg:width="4.001cm" svg:height="0.992cm" draw:control="control21"/></text:p>
      <text:p text:style-name="P1"/>
      <text:p text:style-name="P1"><text:span text:style-name="T1">Mit folgender Unterschrift akzeptiere die Satzung des Volleyballclub Müllheim e.V.,<text:line-break/>welche ich auf </text:span><text:a xlink:type="simple" xlink:href="https://vcmuellheim.de/satzung/" text:style-name="Internet_20_link" text:visited-style-name="Visited_20_Internet_20_Link"><text:span text:style-name="T1">https://vcmuellheim.de/satzung/</text:span></text:a><text:span text:style-name="T1"> einsehen konnte.</text:span></text:p>
      <text:p text:style-name="P1"/>
      <text:p text:style-name="P1"/>
      <text:p text:style-name="P1"/>
      <text:p text:style-name="P8">…......................................................<text:tab/><text:tab/>…........................................................................</text:p>
      <text:p text:style-name="P8">Datum, Ort<text:tab/><text:tab/><text:tab/><text:tab/><text:tab/>Unterschrift</text:p>
      <text:p text:style-name="P7"><text:tab/><text:tab/><text:tab/><text:tab/><text:tab/><text:tab/>(bei Minderjährigen Unterschrift</text:p>
      <text:p text:style-name="Standard"><text:span text:style-name="T2"><text:tab/><text:tab/><text:tab/><text:tab/><text:tab/><text:tab/>des Erziehungsberechtigten)</text:span></text:p>
      <text:h text:style-name="P5" text:outline-level="2">Bankeinzugsermächtigung (SEPA-Lastschrift)</text:h>
      <text:p text:style-name="P9">(Bei Nichterteilung beträgt die Bearbeitungsgebühr 5 €!)</text:p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Vor- und Nachname des Kontoinhabers</text:p>
          </table:table-cell>
          <table:table-cell table:style-name="Tabelle2.B1" office:value-type="string">
            <text:p text:style-name="P2"><draw:control text:anchor-type="as-char" draw:z-index="22" draw:style-name="gr1" draw:text-style-name="P15" svg:width="11cm" svg:height="1.001cm" draw:control="control22"/></text:p>
          </table:table-cell>
        </table:table-row>
        <table:table-row>
          <table:table-cell table:style-name="Tabelle2.A1" office:value-type="string">
            <text:p text:style-name="P2">IBAN</text:p>
          </table:table-cell>
          <table:table-cell table:style-name="Tabelle2.B1" office:value-type="string">
            <text:p text:style-name="P1"><draw:control text:anchor-type="as-char" draw:z-index="23" draw:style-name="gr2" draw:text-style-name="P15" svg:width="11cm" svg:height="1.001cm" draw:control="control23"/></text:p>
          </table:table-cell>
        </table:table-row>
      </table:table>
      <text:p text:style-name="P1"/>
      <text:p text:style-name="P1">Hiermit ermächtige ich den Volleyballclub Müllheim e.V. widerruflich den Vereinsbeitrag bei Fälligkeit per Lastschriftverfahren vom oben genannten Konto einzuziehen.</text:p>
      <text:p text:style-name="P1"/>
      <text:p text:style-name="P1"/>
      <text:p text:style-name="P1"/>
      <text:p text:style-name="P1"/>
      <text:p text:style-name="P8">…......................................................<text:tab/><text:tab/>…........................................................................</text:p>
      <text:p text:style-name="P1"><text:span text:style-name="T1">Datum, Ort<text:tab/><text:tab/><text:tab/><text:tab/><text:tab/>Unterschrift des Kontoinhaber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Heading_20_3" text:outline-level="3">Auszug aus der Satzung des Volleyballclub Müllheim e.V.</text:h>
      <text:p text:style-name="P12">§ 5 Beendigung der Mitgliedschaft</text:p>
      <text:p text:style-name="Standard">(2) Der Austritt aus dem Verein ist nur zum Ende des Geschäftsjahres zulässig. Die Austrittserklärung muss dem Vorstand gegenüber schriftlich spätestens einen Monat vor Ablauf des Geschäftsjahres erklärt werden.</text:p>
      <text:p text:style-name="P11">§ 6 Beiträge</text:p>
      <text:p text:style-name="Standard">(1) Die Mitglieder sind zur Zahlung der durch die Mitgliederversammlung festgesetzten Mitgliedsbeiträge, Gebühren und Umlagen verpflichtet.</text:p>
      <text:p text:style-name="Standard">(2) Der Mitgliedsbeitrag wird im ersten Quartal des Geschäftsjahres fällig. Bei einem späteren Eintritt wird der Beitrag sofort fällig.</text:p>
      <text:p text:style-name="Standard"/>
      <text:p text:style-name="P10"/>
      <text:p text:style-name="P10"/>
      <text:h text:style-name="Heading_20_3" text:outline-level="3">Anmeldeprozess</text:h>
      <text:p text:style-name="Standard"><text:span text:style-name="T3">Die Anmeldung kann unterschieben und digital eingescannt als PDF (bitte nicht als Fotodatei) an </text:span><text:a xlink:type="simple" xlink:href="mailto:mitgliederverwaltung@vcmuellheim.de" text:style-name="Internet_20_link" text:visited-style-name="Visited_20_Internet_20_Link">mitgliederverwaltung@vcmuellheim.de</text:a><text:span text:style-name="T3"> gesendet werden.<text:line-break/>Alternativ gebt ihr die Anmeldung ausgedruckt an eure:n Trainer: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2" svg:font-family="'Open Sans', sans-serif"/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var font2" svg:font-family="'var font2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Open Sans1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Kohnen</meta:initial-creator>
    <meta:creation-date>2021-10-01T08:49:18.11</meta:creation-date>
    <dc:date>2021-10-02T15:34:35.67</dc:date>
    <dc:creator>Björn Kohnen</dc:creator>
    <meta:editing-duration>PT17H17M22S</meta:editing-duration>
    <meta:editing-cycles>39</meta:editing-cycles>
    <meta:generator>OpenOffice/4.1.10$Win32 OpenOffice.org_project/4110m2$Build-9807</meta:generator>
    <dc:subject>Volleyball</dc:subject>
    <dc:title>Anmeldung zur Vereinsmitgliedschaft</dc:title>
    <meta:document-statistic meta:table-count="2" meta:image-count="1" meta:object-count="0" meta:page-count="2" meta:paragraph-count="46" meta:word-count="213" meta:character-count="2030"/>
  </office:meta>
</office:document-meta>
</file>